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8136" calcext:value-type="float">
            <text:p>25.2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6264" calcext:value-type="float">
            <text:p>25.2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3376" calcext:value-type="float">
            <text:p>25.2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3216" calcext:value-type="float">
            <text:p>25.2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5812" calcext:value-type="float">
            <text:p>25.16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2388" calcext:value-type="float">
            <text:p>25.20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054" calcext:value-type="float">
            <text:p>25.197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5509565217" calcext:value-type="float">
            <text:p>25.197550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25988" calcext:value-type="float">
            <text:p>25.212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63081739131" calcext:value-type="float">
            <text:p>25.22630817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36921290323" calcext:value-type="float">
            <text:p>25.263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8664" calcext:value-type="float">
            <text:p>25.2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7932903226" calcext:value-type="float">
            <text:p>25.2987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4656" calcext:value-type="float">
            <text:p>25.3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30789677419" calcext:value-type="float">
            <text:p>25.3230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55254193548" calcext:value-type="float">
            <text:p>25.3555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26392" calcext:value-type="float">
            <text:p>25.33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78967741935" calcext:value-type="float">
            <text:p>25.327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82856" calcext:value-type="float">
            <text:p>25.34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37961290323" calcext:value-type="float">
            <text:p>25.333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0404" calcext:value-type="float">
            <text:p>25.33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35300645161" calcext:value-type="float">
            <text:p>25.3435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4103225807" calcext:value-type="float">
            <text:p>25.356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0391724138" calcext:value-type="float">
            <text:p>25.32803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1917419355" calcext:value-type="float">
            <text:p>25.328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86184" calcext:value-type="float">
            <text:p>25.31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2443870968" calcext:value-type="float">
            <text:p>25.3192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77001290323" calcext:value-type="float">
            <text:p>25.3277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9068" calcext:value-type="float">
            <text:p>25.30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8939354839" calcext:value-type="float">
            <text:p>25.292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4592" calcext:value-type="float">
            <text:p>25.2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7452903226" calcext:value-type="float">
            <text:p>25.295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284" calcext:value-type="float">
            <text:p>25.2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3696" calcext:value-type="float">
            <text:p>25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9253333333" calcext:value-type="float">
            <text:p>25.2259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1184" calcext:value-type="float">
            <text:p>25.2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22683076923" calcext:value-type="float">
            <text:p>24.77226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07736" calcext:value-type="float">
            <text:p>24.68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68335483871" calcext:value-type="float">
            <text:p>24.686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22416" calcext:value-type="float">
            <text:p>24.74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4753548387" calcext:value-type="float">
            <text:p>24.8074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3029677419" calcext:value-type="float">
            <text:p>24.8293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49744" calcext:value-type="float">
            <text:p>24.86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5406451613" calcext:value-type="float">
            <text:p>24.850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4088" calcext:value-type="float">
            <text:p>24.83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7945806452" calcext:value-type="float">
            <text:p>24.829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40154285714" calcext:value-type="float">
            <text:p>24.8340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4288516129" calcext:value-type="float">
            <text:p>24.8242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6743225806" calcext:value-type="float">
            <text:p>24.8016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46672" calcext:value-type="float">
            <text:p>24.79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33169032258" calcext:value-type="float">
            <text:p>24.7933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48704" calcext:value-type="float">
            <text:p>24.79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1896774194" calcext:value-type="float">
            <text:p>24.783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6789677419" calcext:value-type="float">
            <text:p>24.7896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60744" calcext:value-type="float">
            <text:p>24.77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09976774194" calcext:value-type="float">
            <text:p>24.7709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4472" calcext:value-type="float">
            <text:p>24.68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0134193548" calcext:value-type="float">
            <text:p>24.6880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76025714286" calcext:value-type="float">
            <text:p>24.6876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1620645161" calcext:value-type="float">
            <text:p>24.685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75912258064" calcext:value-type="float">
            <text:p>24.6775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73192" calcext:value-type="float">
            <text:p>24.67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44449032258" calcext:value-type="float">
            <text:p>24.6744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79136" calcext:value-type="float">
            <text:p>24.65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28428387097" calcext:value-type="float">
            <text:p>24.6628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9135483871" calcext:value-type="float">
            <text:p>24.6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5176" calcext:value-type="float">
            <text:p>24.66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97948387097" calcext:value-type="float">
            <text:p>24.659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9712" calcext:value-type="float">
            <text:p>24.81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6650322581" calcext:value-type="float">
            <text:p>24.8256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6650322581" calcext:value-type="float">
            <text:p>24.8256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12292413793" calcext:value-type="float">
            <text:p>24.89122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10424" calcext:value-type="float">
            <text:p>24.90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0830967742" calcext:value-type="float">
            <text:p>24.8890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1544" calcext:value-type="float">
            <text:p>24.90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48147096774" calcext:value-type="float">
            <text:p>24.9048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60929032258" calcext:value-type="float">
            <text:p>24.90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4648" calcext:value-type="float">
            <text:p>24.90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04190967742" calcext:value-type="float">
            <text:p>24.910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3576" calcext:value-type="float">
            <text:p>24.90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61912258064" calcext:value-type="float">
            <text:p>24.9061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49977931034" calcext:value-type="float">
            <text:p>24.904997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51385806452" calcext:value-type="float">
            <text:p>24.9151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40338064516" calcext:value-type="float">
            <text:p>24.9740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7128" calcext:value-type="float">
            <text:p>24.98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39632" calcext:value-type="float">
            <text:p>25.00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7416774193" calcext:value-type="float">
            <text:p>25.00874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55259354839" calcext:value-type="float">
            <text:p>25.0155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81872" calcext:value-type="float">
            <text:p>25.01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94877419355" calcext:value-type="float">
            <text:p>25.029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8304" calcext:value-type="float">
            <text:p>25.0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92505806452" calcext:value-type="float">
            <text:p>25.0492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56704516129" calcext:value-type="float">
            <text:p>25.065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75091428571" calcext:value-type="float">
            <text:p>25.1375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7176" calcext:value-type="float">
            <text:p>25.1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62474285714" calcext:value-type="float">
            <text:p>25.16624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3982222222" calcext:value-type="float">
            <text:p>25.18539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91074285714" calcext:value-type="float">
            <text:p>25.1891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74745714286" calcext:value-type="float">
            <text:p>25.1874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12497777778" calcext:value-type="float">
            <text:p>25.21124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74102857143" calcext:value-type="float">
            <text:p>25.2174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00177777778" calcext:value-type="float">
            <text:p>25.2600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5733333333" calcext:value-type="float">
            <text:p>25.203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4928" calcext:value-type="float">
            <text:p>25.2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22" meta:object-count="0"/>
    <meta:user-defined meta:name="AppVersion">3.0</meta:user-defined>
  </office:meta>
</office:document-meta>
</file>